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5cm" style:rel-column-width="8191*"/>
    </style:style>
    <style:style style:name="Tabela1.H" style:family="table-column">
      <style:table-column-properties style:column-width="2.127cm" style:rel-column-width="819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125cm" style:rel-column-width="8191*"/>
    </style:style>
    <style:style style:name="Tabela2.H" style:family="table-column">
      <style:table-column-properties style:column-width="2.127cm" style:rel-column-width="819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H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125cm" style:rel-column-width="8191*"/>
    </style:style>
    <style:style style:name="Tabela3.H" style:family="table-column">
      <style:table-column-properties style:column-width="2.127cm" style:rel-column-width="819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H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3" style:family="table-row">
      <style:table-row-properties style:min-row-height="0.159cm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401cm" style:rel-column-width="13107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E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55da3" officeooo:paragraph-rsid="00055da3"/>
    </style:style>
    <style:style style:name="P2" style:family="paragraph" style:parent-style-name="Standard">
      <style:paragraph-properties fo:text-align="start" style:justify-single-word="false"/>
      <style:text-properties officeooo:rsid="00055da3" officeooo:paragraph-rsid="00055da3"/>
    </style:style>
    <style:style style:name="P3" style:family="paragraph" style:parent-style-name="Standard">
      <style:paragraph-properties fo:text-align="justify" style:justify-single-word="false"/>
      <style:text-properties officeooo:rsid="00055da3" officeooo:paragraph-rsid="00055da3"/>
    </style:style>
    <style:style style:name="P4" style:family="paragraph" style:parent-style-name="Standard">
      <style:paragraph-properties fo:text-align="start" style:justify-single-word="false"/>
      <style:text-properties officeooo:paragraph-rsid="0009b8ec"/>
    </style:style>
    <style:style style:name="P5" style:family="paragraph" style:parent-style-name="Standard">
      <style:paragraph-properties fo:text-align="start" style:justify-single-word="false"/>
      <style:text-properties officeooo:rsid="0005ac11" officeooo:paragraph-rsid="0005ac11"/>
    </style:style>
    <style:style style:name="P6" style:family="paragraph" style:parent-style-name="Standard">
      <style:paragraph-properties fo:text-align="start" style:justify-single-word="false"/>
      <style:text-properties officeooo:rsid="0005ac11" officeooo:paragraph-rsid="00061f8c"/>
    </style:style>
    <style:style style:name="P7" style:family="paragraph" style:parent-style-name="Standard">
      <style:paragraph-properties fo:text-align="start" style:justify-single-word="false"/>
      <style:text-properties officeooo:rsid="0005ac11" officeooo:paragraph-rsid="0006b1d0"/>
    </style:style>
    <style:style style:name="P8" style:family="paragraph" style:parent-style-name="Standard">
      <style:paragraph-properties fo:text-align="justify" style:justify-single-word="false"/>
      <style:text-properties officeooo:rsid="0005ac11" officeooo:paragraph-rsid="0006b1d0"/>
    </style:style>
    <style:style style:name="P9" style:family="paragraph" style:parent-style-name="Standard">
      <style:paragraph-properties fo:text-align="justify" style:justify-single-word="false"/>
      <style:text-properties officeooo:rsid="0005ac11" officeooo:paragraph-rsid="0005ac11"/>
    </style:style>
    <style:style style:name="P10" style:family="paragraph" style:parent-style-name="Standard">
      <style:paragraph-properties fo:text-align="justify" style:justify-single-word="false"/>
      <style:text-properties officeooo:rsid="0006b1d0" officeooo:paragraph-rsid="0006b1d0"/>
    </style:style>
    <style:style style:name="P11" style:family="paragraph" style:parent-style-name="Standard">
      <style:paragraph-properties fo:text-align="start" style:justify-single-word="false"/>
      <style:text-properties officeooo:rsid="000a80a2" officeooo:paragraph-rsid="000a80a2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0abe6d" officeooo:paragraph-rsid="001092b3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0abe6d" officeooo:paragraph-rsid="00120a2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0abe6d" officeooo:paragraph-rsid="001274c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0abe6d" officeooo:paragraph-rsid="000abe6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1092b3" officeooo:paragraph-rsid="001092b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092b3" officeooo:paragraph-rsid="001274c5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20a28" officeooo:paragraph-rsid="00120a28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274c5" officeooo:paragraph-rsid="001274c5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weight="bold" officeooo:rsid="001317e9" officeooo:paragraph-rsid="001317e9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officeooo:rsid="000abe6d" officeooo:paragraph-rsid="000abe6d"/>
    </style:style>
    <style:style style:name="P22" style:family="paragraph" style:parent-style-name="Standard">
      <style:paragraph-properties fo:text-align="justify" style:justify-single-word="false"/>
      <style:text-properties officeooo:rsid="000f75dd" officeooo:paragraph-rsid="000f75dd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12abdb" officeooo:paragraph-rsid="0012abdb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317e9" officeooo:paragraph-rsid="001317e9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officeooo:rsid="0009b8ec" officeooo:paragraph-rsid="0009b8ec"/>
    </style:style>
    <style:style style:name="P26" style:family="paragraph" style:parent-style-name="Table_20_Contents">
      <style:paragraph-properties fo:text-align="start" style:justify-single-word="false"/>
      <style:text-properties officeooo:rsid="00055da3" officeooo:paragraph-rsid="00055da3"/>
    </style:style>
    <style:style style:name="P27" style:family="paragraph" style:parent-style-name="Table_20_Contents">
      <style:paragraph-properties fo:text-align="start" style:justify-single-word="false"/>
      <style:text-properties fo:font-weight="bold" officeooo:rsid="00055da3" officeooo:paragraph-rsid="00055da3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weight="bold" officeooo:rsid="00055da3" officeooo:paragraph-rsid="00061f8c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055da3" officeooo:paragraph-rsid="0006b1d0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weight="bold" officeooo:rsid="0009b8ec" officeooo:paragraph-rsid="0009b8ec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officeooo:rsid="000b53c9" officeooo:paragraph-rsid="000b53c9"/>
    </style:style>
    <style:style style:name="P32" style:family="paragraph" style:parent-style-name="Table_20_Contents">
      <style:paragraph-properties fo:text-align="start" style:justify-single-word="false"/>
      <style:text-properties officeooo:rsid="000b6929" officeooo:paragraph-rsid="000b6929"/>
    </style:style>
    <style:style style:name="P33" style:family="paragraph" style:parent-style-name="Table_20_Contents">
      <style:paragraph-properties fo:text-align="start" style:justify-single-word="false"/>
      <style:text-properties officeooo:rsid="000b8cc3" officeooo:paragraph-rsid="000b8cc3"/>
    </style:style>
    <style:style style:name="P34" style:family="paragraph" style:parent-style-name="Table_20_Contents">
      <style:paragraph-properties fo:text-align="start" style:justify-single-word="false"/>
      <style:text-properties officeooo:rsid="000c81b5" officeooo:paragraph-rsid="000c81b5"/>
    </style:style>
    <style:style style:name="P35" style:family="paragraph" style:parent-style-name="Standard" style:list-style-name="L1">
      <style:paragraph-properties fo:text-align="justify" style:justify-single-word="false"/>
      <style:text-properties fo:font-weight="bold" officeooo:rsid="000abe6d" officeooo:paragraph-rsid="0010854a" style:font-weight-asian="bold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fo:font-weight="bold" officeooo:rsid="000abe6d" officeooo:paragraph-rsid="001092b3" style:font-weight-asian="bold" style:font-weight-complex="bold"/>
    </style:style>
    <style:style style:name="P37" style:family="paragraph" style:parent-style-name="Standard" style:list-style-name="L1">
      <style:paragraph-properties fo:text-align="justify" style:justify-single-word="false"/>
      <style:text-properties fo:font-weight="bold" officeooo:rsid="000abe6d" officeooo:paragraph-rsid="00120a28" style:font-weight-asian="bold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font-weight="bold" officeooo:rsid="000abe6d" officeooo:paragraph-rsid="001274c5" style:font-weight-asian="bold" style:font-weight-complex="bold"/>
    </style:style>
    <style:style style:name="P39" style:family="paragraph" style:parent-style-name="Standard" style:list-style-name="L1">
      <style:paragraph-properties fo:text-align="justify" style:justify-single-word="false"/>
      <style:text-properties fo:font-weight="bold" officeooo:rsid="001092b3" officeooo:paragraph-rsid="001092b3" style:font-weight-asian="bold" style:font-weight-complex="bold"/>
    </style:style>
    <style:style style:name="P40" style:family="paragraph" style:parent-style-name="Standard" style:list-style-name="L1">
      <style:paragraph-properties fo:text-align="justify" style:justify-single-word="false"/>
      <style:text-properties fo:font-weight="bold" officeooo:rsid="00120a28" officeooo:paragraph-rsid="00120a28" style:font-weight-asian="bold" style:font-weight-complex="bold"/>
    </style:style>
    <style:style style:name="P41" style:family="paragraph" style:parent-style-name="Standard" style:list-style-name="L2">
      <style:paragraph-properties fo:text-align="justify" style:justify-single-word="false"/>
      <style:text-properties fo:font-weight="bold" officeooo:rsid="001274c5" officeooo:paragraph-rsid="001274c5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weight="bold" officeooo:rsid="001317e9" officeooo:paragraph-rsid="001317e9" style:font-weight-asian="bold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fo:font-weight="normal" officeooo:rsid="0010854a" officeooo:paragraph-rsid="0010854a" style:font-weight-asian="normal" style:font-weight-complex="normal"/>
    </style:style>
    <style:style style:name="P44" style:family="paragraph" style:parent-style-name="Standard" style:list-style-name="L1">
      <style:paragraph-properties fo:text-align="justify" style:justify-single-word="false"/>
      <style:text-properties fo:font-weight="normal" officeooo:rsid="0010854a" officeooo:paragraph-rsid="001092b3" style:font-weight-asian="normal" style:font-weight-complex="normal"/>
    </style:style>
    <style:style style:name="P45" style:family="paragraph" style:parent-style-name="Standard" style:list-style-name="L1">
      <style:paragraph-properties fo:text-align="justify" style:justify-single-word="false"/>
      <style:text-properties fo:font-weight="normal" officeooo:rsid="0010854a" officeooo:paragraph-rsid="00120a28" style:font-weight-asian="normal" style:font-weight-complex="normal"/>
    </style:style>
    <style:style style:name="P46" style:family="paragraph" style:parent-style-name="Standard" style:list-style-name="L1">
      <style:paragraph-properties fo:text-align="justify" style:justify-single-word="false"/>
      <style:text-properties fo:font-weight="normal" officeooo:rsid="0010854a" officeooo:paragraph-rsid="001274c5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10854a" officeooo:paragraph-rsid="000abe6d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weight="normal" officeooo:rsid="0010854a" officeooo:paragraph-rsid="001092b3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weight="normal" officeooo:rsid="0010854a" officeooo:paragraph-rsid="00120a28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normal" officeooo:rsid="0010854a" officeooo:paragraph-rsid="001274c5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weight="normal" officeooo:rsid="001274c5" officeooo:paragraph-rsid="00120a28" style:font-weight-asian="normal" style:font-weight-complex="normal"/>
    </style:style>
    <style:style style:name="T1" style:family="text">
      <style:text-properties officeooo:rsid="0005ac11"/>
    </style:style>
    <style:style style:name="T2" style:family="text">
      <style:text-properties officeooo:rsid="00061f8c"/>
    </style:style>
    <style:style style:name="T3" style:family="text">
      <style:text-properties officeooo:rsid="0006b1d0"/>
    </style:style>
    <style:style style:name="T4" style:family="text">
      <style:text-properties officeooo:rsid="0009b8ec"/>
    </style:style>
    <style:style style:name="T5" style:family="text">
      <style:text-properties officeooo:rsid="000c81b5"/>
    </style:style>
    <style:style style:name="T6" style:family="text">
      <style:text-properties officeooo:rsid="000da05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854a" style:font-weight-asian="normal" style:font-weight-complex="normal"/>
    </style:style>
    <style:style style:name="T9" style:family="text">
      <style:text-properties fo:font-weight="normal" officeooo:rsid="001092b3" style:font-weight-asian="normal" style:font-weight-complex="normal"/>
    </style:style>
    <style:style style:name="T10" style:family="text">
      <style:text-properties fo:font-weight="normal" officeooo:rsid="00120a28" style:font-weight-asian="normal" style:font-weight-complex="normal"/>
    </style:style>
    <style:style style:name="T11" style:family="text">
      <style:text-properties fo:font-weight="normal" officeooo:rsid="001274c5" style:font-weight-asian="normal" style:font-weight-complex="normal"/>
    </style:style>
    <style:style style:name="T12" style:family="text">
      <style:text-properties officeooo:rsid="001317e9"/>
    </style:style>
    <style:style style:name="T13" style:family="text">
      <style:text-properties officeooo:rsid="0013cba1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O CEARÁ</text:p>
      <text:p text:style-name="P2"/>
      <text:p text:style-name="P2">Nome: José Robertty e Maria Tassiane</text:p>
      <text:p text:style-name="P2">Disciplina: Estrutura de Dados Avançada</text:p>
      <text:p text:style-name="P2">Professor: Fábio Dias</text:p>
      <text:p text:style-name="P3"/>
      <text:p text:style-name="P10">Este presente trabalho foi pensado com o intuito da visualização dos tempos de execução e da visualização da complexidade dos diferentes algoritmos utilizados para a implementação da Lista de Prioridades.</text:p>
      <text:p text:style-name="P3"/>
      <text:p text:style-name="P3">Ao testarmos os algoritmos, temos os seguintes resultados para o Heap implementado para Lista de Prioridades, temos os tempos (em milissegundos) obtidos:</text:p>
      <text:p text:style-name="P3"/>
      <table:table table:name="Tabela1" table:style-name="Tabela1">
        <table:table-column table:style-name="Tabela1.A" table:number-columns-repeated="7"/>
        <table:table-column table:style-name="Tabela1.H"/>
        <table:table-row>
          <table:table-cell table:style-name="Tabela1.A1" office:value-type="string">
            <text:p text:style-name="P27">Operação/Tarefas</text:p>
          </table:table-cell>
          <table:table-cell table:style-name="Tabela1.A1" office:value-type="string">
            <text:p text:style-name="P27">100</text:p>
          </table:table-cell>
          <table:table-cell table:style-name="Tabela1.A1" office:value-type="string">
            <text:p text:style-name="P27">10000</text:p>
          </table:table-cell>
          <table:table-cell table:style-name="Tabela1.A1" office:value-type="string">
            <text:p text:style-name="P27">50000</text:p>
          </table:table-cell>
          <table:table-cell table:style-name="Tabela1.A1" office:value-type="string">
            <text:p text:style-name="P27">100000</text:p>
          </table:table-cell>
          <table:table-cell table:style-name="Tabela1.A1" office:value-type="string">
            <text:p text:style-name="P27">500000</text:p>
          </table:table-cell>
          <table:table-cell table:style-name="Tabela1.A1" office:value-type="string">
            <text:p text:style-name="P27">800000</text:p>
          </table:table-cell>
          <table:table-cell table:style-name="Tabela1.H1" office:value-type="string">
            <text:p text:style-name="P27">TOTAL</text:p>
          </table:table-cell>
        </table:table-row>
        <table:table-row>
          <table:table-cell table:style-name="Tabela1.A2" office:value-type="string">
            <text:p text:style-name="P27">I</text:p>
          </table:table-cell>
          <table:table-cell table:style-name="Tabela1.A2" office:value-type="string">
            <text:p text:style-name="P31">0</text:p>
          </table:table-cell>
          <table:table-cell table:style-name="Tabela1.A2" office:value-type="string">
            <text:p text:style-name="P31">33</text:p>
          </table:table-cell>
          <table:table-cell table:style-name="Tabela1.A2" office:value-type="string">
            <text:p text:style-name="P31">324</text:p>
          </table:table-cell>
          <table:table-cell table:style-name="Tabela1.A2" office:value-type="string">
            <text:p text:style-name="P31">1262</text:p>
          </table:table-cell>
          <table:table-cell table:style-name="Tabela1.A2" office:value-type="string">
            <text:p text:style-name="P31">29478</text:p>
          </table:table-cell>
          <table:table-cell table:style-name="Tabela1.A2" office:value-type="string">
            <text:p text:style-name="P31">78678</text:p>
          </table:table-cell>
          <table:table-cell table:style-name="Tabela1.H2" office:value-type="string">
            <text:p text:style-name="P31">109775</text:p>
          </table:table-cell>
        </table:table-row>
        <table:table-row>
          <table:table-cell table:style-name="Tabela1.A2" office:value-type="string">
            <text:p text:style-name="P27">A</text:p>
          </table:table-cell>
          <table:table-cell table:style-name="Tabela1.A2" office:value-type="string">
            <text:p text:style-name="P26">0</text:p>
          </table:table-cell>
          <table:table-cell table:style-name="Tabela1.A2" office:value-type="string">
            <text:p text:style-name="P31">33</text:p>
          </table:table-cell>
          <table:table-cell table:style-name="Tabela1.A2" office:value-type="string">
            <text:p text:style-name="P31">491</text:p>
          </table:table-cell>
          <table:table-cell table:style-name="Tabela1.A2" office:value-type="string">
            <text:p text:style-name="P31">2014</text:p>
          </table:table-cell>
          <table:table-cell table:style-name="Tabela1.A2" office:value-type="string">
            <text:p text:style-name="P31">48434</text:p>
          </table:table-cell>
          <table:table-cell table:style-name="Tabela1.A2" office:value-type="string">
            <text:p text:style-name="P31">121384</text:p>
          </table:table-cell>
          <table:table-cell table:style-name="Tabela1.H2" office:value-type="string">
            <text:p text:style-name="P31">172356</text:p>
          </table:table-cell>
        </table:table-row>
        <table:table-row>
          <table:table-cell table:style-name="Tabela1.A2" office:value-type="string">
            <text:p text:style-name="P27">S</text:p>
          </table:table-cell>
          <table:table-cell table:style-name="Tabela1.A2" office:value-type="string">
            <text:p text:style-name="P31">0</text:p>
          </table:table-cell>
          <table:table-cell table:style-name="Tabela1.A2" office:value-type="string">
            <text:p text:style-name="P31">20</text:p>
          </table:table-cell>
          <table:table-cell table:style-name="Tabela1.A2" office:value-type="string">
            <text:p text:style-name="P31">250</text:p>
          </table:table-cell>
          <table:table-cell table:style-name="Tabela1.A2" office:value-type="string">
            <text:p text:style-name="P31">1003</text:p>
          </table:table-cell>
          <table:table-cell table:style-name="Tabela1.A2" office:value-type="string">
            <text:p text:style-name="P31">23867</text:p>
          </table:table-cell>
          <table:table-cell table:style-name="Tabela1.A2" office:value-type="string">
            <text:p text:style-name="P31">60577</text:p>
          </table:table-cell>
          <table:table-cell table:style-name="Tabela1.H2" office:value-type="string">
            <text:p text:style-name="P31">85717</text:p>
          </table:table-cell>
        </table:table-row>
        <table:table-row>
          <table:table-cell table:style-name="Tabela1.A2" office:value-type="string">
            <text:p text:style-name="P27">R</text:p>
          </table:table-cell>
          <table:table-cell table:style-name="Tabela1.A2" office:value-type="string">
            <text:p text:style-name="P26">1</text:p>
          </table:table-cell>
          <table:table-cell table:style-name="Tabela1.A2" office:value-type="string">
            <text:p text:style-name="P31">18</text:p>
          </table:table-cell>
          <table:table-cell table:style-name="Tabela1.A2" office:value-type="string">
            <text:p text:style-name="P31">196</text:p>
          </table:table-cell>
          <table:table-cell table:style-name="Tabela1.A2" office:value-type="string">
            <text:p text:style-name="P31">748</text:p>
          </table:table-cell>
          <table:table-cell table:style-name="Tabela1.A2" office:value-type="string">
            <text:p text:style-name="P31">17830</text:p>
          </table:table-cell>
          <table:table-cell table:style-name="Tabela1.A2" office:value-type="string">
            <text:p text:style-name="P31">45572</text:p>
          </table:table-cell>
          <table:table-cell table:style-name="Tabela1.H2" office:value-type="string">
            <text:p text:style-name="P31">64365</text:p>
          </table:table-cell>
        </table:table-row>
        <table:table-row>
          <table:table-cell table:style-name="Tabela1.A2" office:value-type="string">
            <text:p text:style-name="P27">TOTAL</text:p>
          </table:table-cell>
          <table:table-cell table:style-name="Tabela1.A2" office:value-type="string">
            <text:p text:style-name="P31">1</text:p>
          </table:table-cell>
          <table:table-cell table:style-name="Tabela1.A2" office:value-type="string">
            <text:p text:style-name="P31">104</text:p>
          </table:table-cell>
          <table:table-cell table:style-name="Tabela1.A2" office:value-type="string">
            <text:p text:style-name="P31">1261</text:p>
          </table:table-cell>
          <table:table-cell table:style-name="Tabela1.A2" office:value-type="string">
            <text:p text:style-name="P31">5027</text:p>
          </table:table-cell>
          <table:table-cell table:style-name="Tabela1.A2" office:value-type="string">
            <text:p text:style-name="P31">119609</text:p>
          </table:table-cell>
          <table:table-cell table:style-name="Tabela1.A2" office:value-type="string">
            <text:p text:style-name="P31">306211</text:p>
          </table:table-cell>
          <table:table-cell table:style-name="Tabela1.H2" office:value-type="string">
            <text:p text:style-name="P31">432213</text:p>
          </table:table-cell>
        </table:table-row>
      </table:table>
      <text:p text:style-name="P5">Tabela 1 – Tem<text:span text:style-name="T2">p</text:span>os da implementação da Lista de Prioridades com Heap (I = Inserção, A = Alteração, S = Selecionar, R = Remover)</text:p>
      <text:p text:style-name="P2"/>
      <text:p text:style-name="P9">Na tabela 1, vemos que a estrutura de dados Heap gasta muito tempo nas tarefas onde se utiliza mais alteração e gasta pouco tempo nas tarefas onde se utiliza mais remoção <text:span text:style-name="T2">e as tarefas que se utiliza mais seleção</text:span>.</text:p>
      <text:p text:style-name="P9"/>
      <text:p text:style-name="P9">A<text:span text:style-name="T2">gora vamos analisar a tabela da Lista de Prioridades implementada em um vetor ordenado, os tempos (em milissegundos) obtidos foram:</text:span></text:p>
      <text:p text:style-name="P9"/>
      <text:p text:style-name="P6"/>
      <table:table table:name="Tabela2" table:style-name="Tabela2">
        <table:table-column table:style-name="Tabela2.A" table:number-columns-repeated="7"/>
        <table:table-column table:style-name="Tabela2.H"/>
        <table:table-row>
          <table:table-cell table:style-name="Tabela2.A1" office:value-type="string">
            <text:p text:style-name="P28">Operação/Tarefas</text:p>
          </table:table-cell>
          <table:table-cell table:style-name="Tabela2.A1" office:value-type="string">
            <text:p text:style-name="P28">100</text:p>
          </table:table-cell>
          <table:table-cell table:style-name="Tabela2.A1" office:value-type="string">
            <text:p text:style-name="P28">10000</text:p>
          </table:table-cell>
          <table:table-cell table:style-name="Tabela2.A1" office:value-type="string">
            <text:p text:style-name="P28">50000</text:p>
          </table:table-cell>
          <table:table-cell table:style-name="Tabela2.A1" office:value-type="string">
            <text:p text:style-name="P28">100000</text:p>
          </table:table-cell>
          <table:table-cell table:style-name="Tabela2.A1" office:value-type="string">
            <text:p text:style-name="P28">500000</text:p>
          </table:table-cell>
          <table:table-cell table:style-name="Tabela2.A1" office:value-type="string">
            <text:p text:style-name="P28">800000</text:p>
          </table:table-cell>
          <table:table-cell table:style-name="Tabela2.H1" office:value-type="string">
            <text:p text:style-name="P28">TOTAL</text:p>
          </table:table-cell>
        </table:table-row>
        <table:table-row>
          <table:table-cell table:style-name="Tabela2.A2" office:value-type="string">
            <text:p text:style-name="P28">I</text:p>
          </table:table-cell>
          <table:table-cell table:style-name="Tabela2.A2" office:value-type="string">
            <text:p text:style-name="P32">1</text:p>
          </table:table-cell>
          <table:table-cell table:style-name="Tabela2.A2" office:value-type="string">
            <text:p text:style-name="P32">191</text:p>
          </table:table-cell>
          <table:table-cell table:style-name="Tabela2.A2" office:value-type="string">
            <text:p text:style-name="P32">4547</text:p>
          </table:table-cell>
          <table:table-cell table:style-name="Tabela2.A2" office:value-type="string">
            <text:p text:style-name="P32">18415</text:p>
          </table:table-cell>
          <table:table-cell table:style-name="Tabela2.A2" office:value-type="string">
            <text:p text:style-name="P32">459380</text:p>
          </table:table-cell>
          <table:table-cell table:style-name="Tabela2.A2" office:value-type="string">
            <text:p text:style-name="P32">13583305</text:p>
          </table:table-cell>
          <table:table-cell table:style-name="Tabela2.H2" office:value-type="string">
            <text:p text:style-name="P32">14065839</text:p>
          </table:table-cell>
        </table:table-row>
        <table:table-row>
          <table:table-cell table:style-name="Tabela2.A2" office:value-type="string">
            <text:p text:style-name="P28">A</text:p>
          </table:table-cell>
          <table:table-cell table:style-name="Tabela2.A2" office:value-type="string">
            <text:p text:style-name="P32">1</text:p>
          </table:table-cell>
          <table:table-cell table:style-name="Tabela2.A2" office:value-type="string">
            <text:p text:style-name="P32">154</text:p>
          </table:table-cell>
          <table:table-cell table:style-name="Tabela2.A2" office:value-type="string">
            <text:p text:style-name="P32">3856</text:p>
          </table:table-cell>
          <table:table-cell table:style-name="Tabela2.A2" office:value-type="string">
            <text:p text:style-name="P32">15359</text:p>
          </table:table-cell>
          <table:table-cell table:style-name="Tabela2.A2" office:value-type="string">
            <text:p text:style-name="P32">383733</text:p>
          </table:table-cell>
          <table:table-cell table:style-name="Tabela2.A2" office:value-type="string">
            <text:p text:style-name="P32">1098336</text:p>
          </table:table-cell>
          <table:table-cell table:style-name="Tabela2.H2" office:value-type="string">
            <text:p text:style-name="P32">1501439</text:p>
          </table:table-cell>
        </table:table-row>
        <table:table-row>
          <table:table-cell table:style-name="Tabela2.A2" office:value-type="string">
            <text:p text:style-name="P28">S</text:p>
          </table:table-cell>
          <table:table-cell table:style-name="Tabela2.A2" office:value-type="string">
            <text:p text:style-name="P32">0</text:p>
          </table:table-cell>
          <table:table-cell table:style-name="Tabela2.A2" office:value-type="string">
            <text:p text:style-name="P32">100</text:p>
          </table:table-cell>
          <table:table-cell table:style-name="Tabela2.A2" office:value-type="string">
            <text:p text:style-name="P32">2442</text:p>
          </table:table-cell>
          <table:table-cell table:style-name="Tabela2.A2" office:value-type="string">
            <text:p text:style-name="P32">9853</text:p>
          </table:table-cell>
          <table:table-cell table:style-name="Tabela2.A2" office:value-type="string">
            <text:p text:style-name="P32">248537</text:p>
          </table:table-cell>
          <table:table-cell table:style-name="Tabela2.A2" office:value-type="string">
            <text:p text:style-name="P32">707099</text:p>
          </table:table-cell>
          <table:table-cell table:style-name="Tabela2.H2" office:value-type="string">
            <text:p text:style-name="P32">968031</text:p>
          </table:table-cell>
        </table:table-row>
        <table:table-row>
          <table:table-cell table:style-name="Tabela2.A2" office:value-type="string">
            <text:p text:style-name="P28">R</text:p>
          </table:table-cell>
          <table:table-cell table:style-name="Tabela2.A2" office:value-type="string">
            <text:p text:style-name="P32">1</text:p>
          </table:table-cell>
          <table:table-cell table:style-name="Tabela2.A2" office:value-type="string">
            <text:p text:style-name="P32">74</text:p>
          </table:table-cell>
          <table:table-cell table:style-name="Tabela2.A2" office:value-type="string">
            <text:p text:style-name="P32">1795</text:p>
          </table:table-cell>
          <table:table-cell table:style-name="Tabela2.A2" office:value-type="string">
            <text:p text:style-name="P32">7215</text:p>
          </table:table-cell>
          <table:table-cell table:style-name="Tabela2.A2" office:value-type="string">
            <text:p text:style-name="P32">193889</text:p>
          </table:table-cell>
          <table:table-cell table:style-name="Tabela2.A2" office:value-type="string">
            <text:p text:style-name="P32">509070</text:p>
          </table:table-cell>
          <table:table-cell table:style-name="Tabela2.H2" office:value-type="string">
            <text:p text:style-name="P32">712044</text:p>
          </table:table-cell>
        </table:table-row>
        <table:table-row>
          <table:table-cell table:style-name="Tabela2.A2" office:value-type="string">
            <text:p text:style-name="P28">TOTAL</text:p>
          </table:table-cell>
          <table:table-cell table:style-name="Tabela2.A2" office:value-type="string">
            <text:p text:style-name="P32">3</text:p>
          </table:table-cell>
          <table:table-cell table:style-name="Tabela2.A2" office:value-type="string">
            <text:p text:style-name="P32">519</text:p>
          </table:table-cell>
          <table:table-cell table:style-name="Tabela2.A2" office:value-type="string">
            <text:p text:style-name="P32">12640</text:p>
          </table:table-cell>
          <table:table-cell table:style-name="Tabela2.A2" office:value-type="string">
            <text:p text:style-name="P32">50842</text:p>
          </table:table-cell>
          <table:table-cell table:style-name="Tabela2.A2" office:value-type="string">
            <text:p text:style-name="P32">1285539</text:p>
          </table:table-cell>
          <table:table-cell table:style-name="Tabela2.A2" office:value-type="string">
            <text:p text:style-name="P32">15897810</text:p>
          </table:table-cell>
          <table:table-cell table:style-name="Tabela2.H2" office:value-type="string">
            <text:p text:style-name="P32">17247353</text:p>
          </table:table-cell>
        </table:table-row>
      </table:table>
      <text:p text:style-name="P6">Tabela <text:span text:style-name="T2">2</text:span> – Tem<text:span text:style-name="T2">p</text:span>os da implementação da Lista de Prioridades com <text:span text:style-name="T2">vetor ordenado</text:span> (I = Inserção, A = Alteração, S = Selecionar, R = Remover)</text:p>
      <text:p text:style-name="P6"/>
      <text:p text:style-name="P8">Na tabela <text:span text:style-name="T4">2</text:span>, <text:span text:style-name="T3">podemos observar que a Lista de Prioridades utilizando o vetor ordenado possui menores tempos nas tarefas que possuem mais remoção e nas tarefas que possuem mais seleção. E possui maiores tempos nas tarefas que exigem mais inserções e as que exigem mais alteração.</text:span></text:p>
      <text:p text:style-name="P8"/>
      <text:p text:style-name="P10">Por fim, iremos observar os tempos de execução das tarefas utilizando um vetor não ordenado. Segue a tabela dos tempos (em milissegundos).</text:p>
      <text:p text:style-name="P10"><text:soft-page-break/></text:p>
      <text:p text:style-name="P10"/>
      <table:table table:name="Tabela3" table:style-name="Tabela3">
        <table:table-column table:style-name="Tabela3.A" table:number-columns-repeated="7"/>
        <table:table-column table:style-name="Tabela3.H"/>
        <table:table-row>
          <table:table-cell table:style-name="Tabela3.A1" office:value-type="string">
            <text:p text:style-name="P29">Operação/Tarefas</text:p>
          </table:table-cell>
          <table:table-cell table:style-name="Tabela3.A1" office:value-type="string">
            <text:p text:style-name="P29">100</text:p>
          </table:table-cell>
          <table:table-cell table:style-name="Tabela3.A1" office:value-type="string">
            <text:p text:style-name="P29">10000</text:p>
          </table:table-cell>
          <table:table-cell table:style-name="Tabela3.A1" office:value-type="string">
            <text:p text:style-name="P29">50000</text:p>
          </table:table-cell>
          <table:table-cell table:style-name="Tabela3.A1" office:value-type="string">
            <text:p text:style-name="P29">100000</text:p>
          </table:table-cell>
          <table:table-cell table:style-name="Tabela3.A1" office:value-type="string">
            <text:p text:style-name="P29">500000</text:p>
          </table:table-cell>
          <table:table-cell table:style-name="Tabela3.A1" office:value-type="string">
            <text:p text:style-name="P29">800000</text:p>
          </table:table-cell>
          <table:table-cell table:style-name="Tabela3.H1" office:value-type="string">
            <text:p text:style-name="P29">TOTAL</text:p>
          </table:table-cell>
        </table:table-row>
        <table:table-row>
          <table:table-cell table:style-name="Tabela3.A2" office:value-type="string">
            <text:p text:style-name="P29">I</text:p>
          </table:table-cell>
          <table:table-cell table:style-name="Tabela3.A2" office:value-type="string">
            <text:p text:style-name="P33">1</text:p>
          </table:table-cell>
          <table:table-cell table:style-name="Tabela3.A2" office:value-type="string">
            <text:p text:style-name="P33">120</text:p>
          </table:table-cell>
          <table:table-cell table:style-name="Tabela3.A2" office:value-type="string">
            <text:p text:style-name="P33">1719</text:p>
          </table:table-cell>
          <table:table-cell table:style-name="Tabela3.A2" office:value-type="string">
            <text:p text:style-name="P33">9435</text:p>
          </table:table-cell>
          <table:table-cell table:style-name="Tabela3.A2" office:value-type="string">
            <text:p text:style-name="P33">236394</text:p>
          </table:table-cell>
          <table:table-cell table:style-name="Tabela3.A2" office:value-type="string">
            <text:p text:style-name="P33">642211</text:p>
          </table:table-cell>
          <table:table-cell table:style-name="Tabela3.H2" office:value-type="string">
            <text:p text:style-name="P34">889880</text:p>
          </table:table-cell>
        </table:table-row>
        <table:table-row table:style-name="Tabela3.3">
          <table:table-cell table:style-name="Tabela3.A2" office:value-type="string">
            <text:p text:style-name="P29">A</text:p>
          </table:table-cell>
          <table:table-cell table:style-name="Tabela3.A2" office:value-type="string">
            <text:p text:style-name="P33">1</text:p>
          </table:table-cell>
          <table:table-cell table:style-name="Tabela3.A2" office:value-type="string">
            <text:p text:style-name="P33">101</text:p>
          </table:table-cell>
          <table:table-cell table:style-name="Tabela3.A2" office:value-type="string">
            <text:p text:style-name="P33">2312</text:p>
          </table:table-cell>
          <table:table-cell table:style-name="Tabela3.A2" office:value-type="string">
            <text:p text:style-name="P33">9011</text:p>
          </table:table-cell>
          <table:table-cell table:style-name="Tabela3.A2" office:value-type="string">
            <text:p text:style-name="P33">222801</text:p>
          </table:table-cell>
          <table:table-cell table:style-name="Tabela3.A2" office:value-type="string">
            <text:p text:style-name="P33">584406</text:p>
          </table:table-cell>
          <table:table-cell table:style-name="Tabela3.H2" office:value-type="string">
            <text:p text:style-name="P34">818632</text:p>
          </table:table-cell>
        </table:table-row>
        <table:table-row>
          <table:table-cell table:style-name="Tabela3.A2" office:value-type="string">
            <text:p text:style-name="P29">S</text:p>
          </table:table-cell>
          <table:table-cell table:style-name="Tabela3.A2" office:value-type="string">
            <text:p text:style-name="P33">0</text:p>
          </table:table-cell>
          <table:table-cell table:style-name="Tabela3.A2" office:value-type="string">
            <text:p text:style-name="P33">119</text:p>
          </table:table-cell>
          <table:table-cell table:style-name="Tabela3.A2" office:value-type="string">
            <text:p text:style-name="P33">2780</text:p>
          </table:table-cell>
          <table:table-cell table:style-name="Tabela3.A2" office:value-type="string">
            <text:p text:style-name="P33">11100</text:p>
          </table:table-cell>
          <table:table-cell table:style-name="Tabela3.A2" office:value-type="string">
            <text:p text:style-name="P33">275252</text:p>
          </table:table-cell>
          <table:table-cell table:style-name="Tabela3.A2" office:value-type="string">
            <text:p text:style-name="P33">732183</text:p>
          </table:table-cell>
          <table:table-cell table:style-name="Tabela3.H2" office:value-type="string">
            <text:p text:style-name="P34">1021434</text:p>
          </table:table-cell>
        </table:table-row>
        <table:table-row>
          <table:table-cell table:style-name="Tabela3.A2" office:value-type="string">
            <text:p text:style-name="P29">R</text:p>
          </table:table-cell>
          <table:table-cell table:style-name="Tabela3.A2" office:value-type="string">
            <text:p text:style-name="P33">0</text:p>
          </table:table-cell>
          <table:table-cell table:style-name="Tabela3.A2" office:value-type="string">
            <text:p text:style-name="P33">96</text:p>
          </table:table-cell>
          <table:table-cell table:style-name="Tabela3.A2" office:value-type="string">
            <text:p text:style-name="P33">2089</text:p>
          </table:table-cell>
          <table:table-cell table:style-name="Tabela3.A2" office:value-type="string">
            <text:p text:style-name="P33">8370</text:p>
          </table:table-cell>
          <table:table-cell table:style-name="Tabela3.A2" office:value-type="string">
            <text:p text:style-name="P33">206251</text:p>
          </table:table-cell>
          <table:table-cell table:style-name="Tabela3.A2" office:value-type="string">
            <text:p text:style-name="P33">554287</text:p>
          </table:table-cell>
          <table:table-cell table:style-name="Tabela3.H2" office:value-type="string">
            <text:p text:style-name="P34">771093</text:p>
          </table:table-cell>
        </table:table-row>
        <table:table-row>
          <table:table-cell table:style-name="Tabela3.A2" office:value-type="string">
            <text:p text:style-name="P29">TOTAL</text:p>
          </table:table-cell>
          <table:table-cell table:style-name="Tabela3.A2" office:value-type="string">
            <text:p text:style-name="P33">2</text:p>
          </table:table-cell>
          <table:table-cell table:style-name="Tabela3.A2" office:value-type="string">
            <text:p text:style-name="P33">436</text:p>
          </table:table-cell>
          <table:table-cell table:style-name="Tabela3.A2" office:value-type="string">
            <text:p text:style-name="P33">8900</text:p>
          </table:table-cell>
          <table:table-cell table:style-name="Tabela3.A2" office:value-type="string">
            <text:p text:style-name="P34">37916</text:p>
          </table:table-cell>
          <table:table-cell table:style-name="Tabela3.A2" office:value-type="string">
            <text:p text:style-name="P34">940698</text:p>
          </table:table-cell>
          <table:table-cell table:style-name="Tabela3.A2" office:value-type="string">
            <text:p text:style-name="P34">2513087</text:p>
          </table:table-cell>
          <table:table-cell table:style-name="Tabela3.H2" office:value-type="string">
            <text:p text:style-name="P34">3501039</text:p>
          </table:table-cell>
        </table:table-row>
      </table:table>
      <text:p text:style-name="P7">Tabela <text:span text:style-name="T3">3</text:span> – Tem<text:span text:style-name="T2">p</text:span>os da implementação da Lista de Prioridades com <text:span text:style-name="T2">vetor não ordenado</text:span> (I = Inserção, A = Alteração, S = Selecionar, R = Remover)</text:p>
      <text:p text:style-name="P7"/>
      <text:p text:style-name="P25">Na tabela 3, vemos os tempos de execução de uma Lista de Prioridades implementada a partir de um vetor não ordenado. Podemos concluir que esta implementação é melhor para tarefas com mais remoções e é uma implementação ruim para tarefas que utilizem muita seleção.</text:p>
      <text:p text:style-name="P25"/>
      <text:p text:style-name="P25">Agora trabalhando com tempos totais (em milissegundos) em relação as operações iremos comparar os tempos de cada implementação.</text:p>
      <text:p text:style-name="P25"/>
      <table:table table:name="Tabela4" table:style-name="Tabela4">
        <table:table-column table:style-name="Tabela4.A" table:number-columns-repeated="5"/>
        <table:table-row>
          <table:table-cell table:style-name="Tabela4.A1" office:value-type="string">
            <text:p text:style-name="P30">Implementação/ Operação</text:p>
          </table:table-cell>
          <table:table-cell table:style-name="Tabela4.A1" office:value-type="string">
            <text:p text:style-name="P30">I</text:p>
          </table:table-cell>
          <table:table-cell table:style-name="Tabela4.A1" office:value-type="string">
            <text:p text:style-name="P30">A</text:p>
          </table:table-cell>
          <table:table-cell table:style-name="Tabela4.A1" office:value-type="string">
            <text:p text:style-name="P30">S</text:p>
          </table:table-cell>
          <table:table-cell table:style-name="Tabela4.E1" office:value-type="string">
            <text:p text:style-name="P30">R</text:p>
          </table:table-cell>
        </table:table-row>
        <table:table-row>
          <table:table-cell table:style-name="Tabela4.A2" office:value-type="string">
            <text:p text:style-name="P30">Heap</text:p>
          </table:table-cell>
          <table:table-cell table:style-name="Tabela4.A2" office:value-type="string">
            <text:p text:style-name="P34">109775</text:p>
          </table:table-cell>
          <table:table-cell table:style-name="Tabela4.A2" office:value-type="string">
            <text:p text:style-name="P34">172356</text:p>
          </table:table-cell>
          <table:table-cell table:style-name="Tabela4.A2" office:value-type="string">
            <text:p text:style-name="P34">85717</text:p>
          </table:table-cell>
          <table:table-cell table:style-name="Tabela4.E2" office:value-type="string">
            <text:p text:style-name="P34">64365</text:p>
          </table:table-cell>
        </table:table-row>
        <table:table-row>
          <table:table-cell table:style-name="Tabela4.A2" office:value-type="string">
            <text:p text:style-name="P30">VetorOrdenado</text:p>
          </table:table-cell>
          <table:table-cell table:style-name="Tabela4.A2" office:value-type="string">
            <text:p text:style-name="P34">14065839</text:p>
          </table:table-cell>
          <table:table-cell table:style-name="Tabela4.A2" office:value-type="string">
            <text:p text:style-name="P34">1501439</text:p>
          </table:table-cell>
          <table:table-cell table:style-name="Tabela4.A2" office:value-type="string">
            <text:p text:style-name="P34">968031</text:p>
          </table:table-cell>
          <table:table-cell table:style-name="Tabela4.E2" office:value-type="string">
            <text:p text:style-name="P34">712044</text:p>
          </table:table-cell>
        </table:table-row>
        <table:table-row>
          <table:table-cell table:style-name="Tabela4.A2" office:value-type="string">
            <text:p text:style-name="P30">VetorNOOrdenado</text:p>
          </table:table-cell>
          <table:table-cell table:style-name="Tabela4.A2" office:value-type="string">
            <text:p text:style-name="P34">889880</text:p>
          </table:table-cell>
          <table:table-cell table:style-name="Tabela4.A2" office:value-type="string">
            <text:p text:style-name="P34">818632</text:p>
          </table:table-cell>
          <table:table-cell table:style-name="Tabela4.A2" office:value-type="string">
            <text:p text:style-name="P34">1021434</text:p>
          </table:table-cell>
          <table:table-cell table:style-name="Tabela4.E2" office:value-type="string">
            <text:p text:style-name="P34">771093</text:p>
          </table:table-cell>
        </table:table-row>
      </table:table>
      <text:p text:style-name="P11">Tabela 4 – Comparação de tempos de execução das implementações de Lista de Prioridades em relação as operações <text:span text:style-name="T1">(I = Inserção, A = Alteração, S = Selecionar, R = Remover)</text:span></text:p>
      <text:p text:style-name="P4"/>
      <text:p text:style-name="P21">Um fato relevante aqui é que o método construir também é um método que <text:span text:style-name="T5">não foi</text:span> computado seu tempo de forma agregada <text:span text:style-name="T6">para não atrapalhar e confundir na comparação dos tempos das operações.</text:span></text:p>
      <text:p text:style-name="P21"/>
      <text:p text:style-name="P22">Analisando a tabela vemos que a estrutura Heap é a melhor estrutura para implementar uma lista de Prioridades. A implementação do vetor ordenado é melhor que o vetor não ordenado nas tarefas onde acontecem mais seleções e remorções.</text:p>
      <text:p text:style-name="P21"/>
      <text:p text:style-name="P21">Agora iremos analisar cada operação:</text:p>
      <text:p text:style-name="P21"/>
      <text:list xml:id="list1667573430732302118" text:style-name="L1">
        <text:list-item>
          <text:p text:style-name="P35">Inserção: <text:line-break/></text:p>
          <text:p text:style-name="P35"><text:span text:style-name="T8">Vimos que nas tarefas onde se utiliza mais inserções do que as outras operações o Heap tende a ser o melhor. A complexidade do Heap na inserção é O(log n) enquanto do vetor ordenado é O(n). Porém no vetor não ordenado é O(1), mas o fato das </text:span><text:span text:style-name="T10">demais</text:span><text:span text:style-name="T8"> operações serem muito mais lentas que o Heap, ele acaba tendo um tempo maior.</text:span></text:p>
          <text:p text:style-name="P43"/>
          <text:p text:style-name="P43">Fazendo uma comparação o tempo gasto nesta operação no Heap representa somente <text:s text:c="2"/></text:p>
        </text:list-item>
      </text:list>
      <text:p text:style-name="P15"><text:tab/><text:span text:style-name="T8">12% do tempo gasto usando vetor não ordenado e representa impressionantes 0,7% do <text:tab/>tempo gasto na implementação do vetor ordenado.</text:span></text:p>
      <text:p text:style-name="P47"/>
      <text:p text:style-name="P47"><text:soft-page-break/><text:tab/>Nas execuções onde acontece mais operações de inserção a implementação do vetor não <text:tab/>ordenado é muito mais rápido que do vetor ordenado, fato que deve-se a complexidade desta <text:tab/>operação no vetor ordenado.</text:p>
      <text:p text:style-name="P15"/>
      <text:list xml:id="list153607880060642" text:continue-numbering="true" text:style-name="L1">
        <text:list-item>
          <text:p text:style-name="P39">Alteração:</text:p>
        </text:list-item>
      </text:list>
      <text:p text:style-name="P16"><text:tab/></text:p>
      <text:p text:style-name="P16"><text:tab/><text:span text:style-name="T7">Podemos observar</text:span><text:span text:style-name="T8"> que nas tarefas onde se utiliza mais </text:span><text:span text:style-name="T7">alterações</text:span><text:span text:style-name="T8"> do que as outras operações <text:tab/>o Heap </text:span><text:span text:style-name="T7">é sempre superior</text:span><text:span text:style-name="T8">. A complexidade do Heap na </text:span><text:span text:style-name="T7">altera</text:span><text:span text:style-name="T8">ção é O(</text:span><text:span text:style-name="T10">n </text:span><text:span text:style-name="T7">log n</text:span><text:span text:style-name="T8">) </text:span><text:span text:style-name="T7">enquanto as <text:tab/>implementações do vetor ordenado e do vetor não ordenado possuem complexidade no pior <text:tab/>caso de O(n²) e O(n) respectivamente.</text:span></text:p>
      <text:list xml:id="list153608926459231" text:continue-numbering="true" text:style-name="L1">
        <text:list-header>
          <text:p text:style-name="P44"/>
          <text:p text:style-name="P36"><text:span text:style-name="T10">Comparando</text:span><text:span text:style-name="T8"> o tempo gasto nesta operação no Heap representa </text:span><text:span text:style-name="T9">21</text:span><text:span text:style-name="T8">% do tempo gasto usando vetor não ordenado e representa </text:span><text:span text:style-name="T10">11</text:span><text:span text:style-name="T8">% do tempo gasto na implementação do vetor ordenado.</text:span></text:p>
        </text:list-header>
      </text:list>
      <text:p text:style-name="P48"/>
      <text:p text:style-name="P12"><text:span text:style-name="T8"><text:tab/></text:span><text:span text:style-name="T10">Vimos que nas execuções onde possuem mais este tipo de operação o tempo de execução do <text:tab/>vetor não ordenado é muito superior a implementação do vetor ordenado. Isso deve-se muito <text:tab/>a complexidade do vetor ordenado que é muito ruim em comparação com as demais <text:tab/>implementações da Lista de Prioridades.</text:span></text:p>
      <text:p text:style-name="P16"><text:tab/></text:p>
      <text:list xml:id="list153608471545646" text:continue-numbering="true" text:style-name="L1">
        <text:list-item>
          <text:p text:style-name="P40">Seleção:</text:p>
        </text:list-item>
      </text:list>
      <text:p text:style-name="P18"><text:tab/></text:p>
      <text:p text:style-name="P18"><text:tab/><text:span text:style-name="T8">Vimos que nas tarefas onde se utiliza mais </text:span><text:span text:style-name="T7">seleções</text:span><text:span text:style-name="T8"> do que as outras operações o Heap <text:tab/>tende a ser o melhor. A complexidade do Heap </text:span><text:span text:style-name="T7">e do vetor ordenado</text:span><text:span text:style-name="T8"> na </text:span><text:span text:style-name="T7">seleção</text:span><text:span text:style-name="T8"> é O(</text:span><text:span text:style-name="T7">1</text:span><text:span text:style-name="T8">) <text:tab/>enquanto do não ordenado é O(</text:span><text:span text:style-name="T7">n</text:span><text:span text:style-name="T8">).</text:span></text:p>
      <text:p text:style-name="P49"><text:tab/></text:p>
      <text:p text:style-name="P18"><text:span text:style-name="T8"><text:tab/></text:span><text:span text:style-name="T7">É bom lembrar que mesmo que a complexidade do Heap e a do vetor ordenado seja <text:tab/>semelhantes os tempos de execuções são diferentes, isso deve-se ao fato das outras <text:tab/>operações do vetor ordenado possuírem complexidade inferiores do que a implementação <text:tab/>com o Heap.</text:span></text:p>
      <text:list xml:id="list153609340272605" text:continue-numbering="true" text:style-name="L1">
        <text:list-header>
          <text:p text:style-name="P45"/>
          <text:p text:style-name="P37"><text:span text:style-name="T8">Fazendo uma comparação o tempo gasto nesta operação no Heap representa </text:span><text:span text:style-name="T11">aproximadamente 8</text:span><text:span text:style-name="T8">% do tempo gasto usando </text:span><text:span text:style-name="T11">nas implementações com</text:span><text:span text:style-name="T8"> vetor não ordenado e do vetor ordenado.</text:span></text:p>
        </text:list-header>
      </text:list>
      <text:p text:style-name="P49"/>
      <text:p text:style-name="P13"><text:span text:style-name="T8"><text:tab/></text:span><text:span text:style-name="T11">O fato das operações de inserção e alteração serem muito lentas na implementação do vetor <text:tab/>ordenado faz com que se equilibre o tempo de execução de tarefas onde possuem a mais <text:tab/>operações de seleção com o tempo de execução desse mesmo de tarefa com a <text:tab/>implementação do vetor não ordenado.</text:span></text:p>
      <text:p text:style-name="P51"/>
      <text:list xml:id="list8450616756663339667" text:style-name="L2">
        <text:list-item>
          <text:p text:style-name="P41">Remoção:</text:p>
        </text:list-item>
      </text:list>
      <text:p text:style-name="P19"/>
      <text:p text:style-name="P17"><text:tab/><text:span text:style-name="T7">Podemos observar</text:span><text:span text:style-name="T8"> que nas tarefas onde se utiliza mais </text:span><text:span text:style-name="T11">remoções</text:span><text:span text:style-name="T8"> do que as outras operações <text:tab/>o Heap </text:span><text:span text:style-name="T7">é sempre superior</text:span><text:span text:style-name="T8">. A complexidade do Heap na </text:span><text:span text:style-name="T7">altera</text:span><text:span text:style-name="T8">ção é O(</text:span><text:span text:style-name="T7">log n</text:span><text:span text:style-name="T8">) </text:span><text:span text:style-name="T7">enquanto as <text:tab/>implementações do vetor ordenado e do vetor não ordenado possuem complexidade no pior <text:tab/>caso de O(</text:span><text:span text:style-name="T11">1</text:span><text:span text:style-name="T7">) e O(n) respectivamente.</text:span></text:p>
      <text:list xml:id="list153607838158733" text:continue-list="list153609340272605" text:style-name="L1">
        <text:list-header>
          <text:p text:style-name="P46"/>
          <text:p text:style-name="P38"><text:span text:style-name="T10">Comparando</text:span><text:span text:style-name="T8"> o tempo gasto nesta operação no Heap representa <text:s/></text:span><text:span text:style-name="T11">somente 9</text:span><text:span text:style-name="T8">% do tempo gasto usando vetor não ordenado e representa </text:span><text:span text:style-name="T11">8</text:span><text:span text:style-name="T8">% do tempo gasto na implementação do vetor</text:span><text:span text:style-name="T11"> </text:span><text:span text:style-name="T8">ordenado.</text:span></text:p>
        </text:list-header>
      </text:list>
      <text:p text:style-name="P50"/>
      <text:p text:style-name="P14"><text:span text:style-name="T8"><text:tab/></text:span><text:span text:style-name="T11">Apesar da complexidade do vetor ordenado ser a melhor que as das demais implementações, <text:tab/>o tempo do vetor ordenado é muito ruim em relação ao Heap, pois as demais operações </text:span><text:soft-page-break/><text:span text:style-name="T11"><text:tab/>possuem sempre implementações de complexidade piores ou iguais no vetor ordenado em <text:tab/>comparação ao Heap.</text:span></text:p>
      <text:p text:style-name="P19"><text:tab/></text:p>
      <text:p text:style-name="P23">Podemos concluir que na grande maioria dos casos é melhor implementar uma Lista de Prioridades utilizando o Heap do que utilizando as outras estruturas. E podemos observar que a implementação do vetor ordenado é de me<text:span text:style-name="T12">lhor que a melhor que a implementação do vetor não ordenado em nas operações onde acontecem mais operações de seleção e remoção e é inferior onde acontecem mais operações de inserção e alteração.</text:span></text:p>
      <text:p text:style-name="P16"/>
      <text:p text:style-name="P20">Especificações da Máquina:</text:p>
      <text:p text:style-name="P20"/>
      <text:p text:style-name="P24">- Sistema operacional: <text:span text:style-name="T13">Ubuntu 15.10</text:span></text:p>
      <text:p text:style-name="P24">- Processador: Intel core i5-4210U 1.70GHz</text:p>
      <text:p text:style-name="P24">- Memória: <text:s/>7,7 GiB</text:p>
      <text:p text:style-name="P24">- Tipo de sistema: 64-b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0:53:18.580539088</meta:creation-date>
    <dc:date>2017-03-26T15:36:07.335004307</dc:date>
    <meta:editing-duration>PT58M44S</meta:editing-duration>
    <meta:editing-cycles>4</meta:editing-cycles>
    <meta:generator>LibreOffice/5.0.6.2$Linux_X86_64 LibreOffice_project/00m0$Build-2</meta:generator>
    <meta:document-statistic meta:table-count="4" meta:image-count="0" meta:object-count="0" meta:page-count="4" meta:paragraph-count="216" meta:word-count="1248" meta:character-count="7240" meta:non-whitespace-character-count="6166"/>
  </office:meta>
</office:document-meta>
</file>